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4cm"/>
    </style:style>
    <style:style style:name="co2" style:family="table-column">
      <style:table-column-properties fo:break-before="auto" style:column-width="2.568cm"/>
    </style:style>
    <style:style style:name="co3" style:family="table-column">
      <style:table-column-properties fo:break-before="auto" style:column-width="3.332cm"/>
    </style:style>
    <style:style style:name="co4" style:family="table-column">
      <style:table-column-properties fo:break-before="auto" style:column-width="3.739cm"/>
    </style:style>
    <style:style style:name="co5" style:family="table-column">
      <style:table-column-properties fo:break-before="auto" style:column-width="4.449cm"/>
    </style:style>
    <style:style style:name="co6" style:family="table-column">
      <style:table-column-properties fo:break-before="auto" style:column-width="4.094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15cm"/>
    </style:style>
    <style:style style:name="ro1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3" style:family="table-cell" style:parent-style-name="Default">
      <style:table-cell-properties fo:border-bottom="none" fo:border-left="none" fo:border-right="0.002cm solid #000000" fo:border-top="0.002cm solid #000000"/>
    </style:style>
    <style:style style:name="ce4" style:family="table-cell" style:parent-style-name="Default" style:data-style-name="N5116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5116">
      <style:table-cell-properties fo:border="0.002cm solid #000000"/>
    </style:style>
    <style:style style:name="ce6" style:family="table-cell" style:parent-style-name="Default" style:data-style-name="N5116">
      <style:table-cell-properties fo:border-bottom="none" fo:border-left="0.002cm solid #000000" fo:border-right="0.002cm solid #000000" fo:border-top="0.002cm solid #000000"/>
    </style:style>
    <style:style style:name="ce7" style:family="table-cell" style:parent-style-name="Default" style:data-style-name="N5116"/>
    <style:style style:name="ce8" style:family="table-cell" style:parent-style-name="Default" style:data-style-name="N5116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5116">
      <style:table-cell-properties fo:border-bottom="0.002cm solid #000000" fo:border-left="0.002cm solid #000000" fo:border-right="none" fo:border-top="0.002cm solid #000000"/>
    </style:style>
    <style:style style:name="ce10" style:family="table-cell" style:parent-style-name="Default" style:data-style-name="N5116">
      <style:table-cell-properties fo:border-bottom="none" fo:border-left="0.002cm solid #000000" fo:border-right="none" fo:border-top="0.002cm solid #000000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le" table:style-name="ta1" table:print-ranges="Table.A1:Table.F11"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017" table:default-cell-style-name="Default"/>
        <table:table-row table:style-name="ro1">
          <table:table-cell table:style-name="ce1" office:value-type="string">
            <text:p>Data Count</text:p>
          </table:table-cell>
          <table:table-cell table:style-name="ce4" office:value-type="string">
            <text:p>xml.sax</text:p>
          </table:table-cell>
          <table:table-cell table:style-name="ce4" office:value-type="string">
            <text:p>xml.dom.minidom</text:p>
          </table:table-cell>
          <table:table-cell table:style-name="ce4" office:value-type="string">
            <text:p>ecoxipy.dom_output</text:p>
          </table:table-cell>
          <table:table-cell table:style-name="ce4" office:value-type="string">
            <text:p>ecoxipy.element_output</text:p>
          </table:table-cell>
          <table:table-cell table:style-name="ce8" office:value-type="string">
            <text:p>ecoxipy.string_output</text:p>
          </table:table-cell>
          <table:table-cell table:style-name="ce11" table:number-columns-repeated="101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5" office:value-type="float" office:value="0.314072132111">
            <text:p>0.314</text:p>
          </table:table-cell>
          <table:table-cell table:style-name="ce5" office:value-type="float" office:value="0.359441041946">
            <text:p>0.359</text:p>
          </table:table-cell>
          <table:table-cell table:style-name="ce5" office:value-type="float" office:value="0.505175113678">
            <text:p>0.505</text:p>
          </table:table-cell>
          <table:table-cell table:style-name="ce5" office:value-type="float" office:value="0.354291915894">
            <text:p>0.354</text:p>
          </table:table-cell>
          <table:table-cell table:style-name="ce9" office:value-type="float" office:value="0.188066959381">
            <text:p>0.188</text:p>
          </table:table-cell>
          <table:table-cell table:number-columns-repeated="1017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5" office:value-type="float" office:value="0.728629112244">
            <text:p>0.729</text:p>
          </table:table-cell>
          <table:table-cell table:style-name="ce5" office:value-type="float" office:value="0.913552045822">
            <text:p>0.914</text:p>
          </table:table-cell>
          <table:table-cell table:style-name="ce5" office:value-type="float" office:value="1.30577707291">
            <text:p>1.306</text:p>
          </table:table-cell>
          <table:table-cell table:style-name="ce5" office:value-type="float" office:value="0.829805850983">
            <text:p>0.830</text:p>
          </table:table-cell>
          <table:table-cell table:style-name="ce9" office:value-type="float" office:value="0.505238056183">
            <text:p>0.505</text:p>
          </table:table-cell>
          <table:table-cell table:number-columns-repeated="1017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5" office:value-type="float" office:value="1.3226339817">
            <text:p>1.323</text:p>
          </table:table-cell>
          <table:table-cell table:style-name="ce5" office:value-type="float" office:value="1.65267395973">
            <text:p>1.653</text:p>
          </table:table-cell>
          <table:table-cell table:style-name="ce5" office:value-type="float" office:value="2.23501491547">
            <text:p>2.235</text:p>
          </table:table-cell>
          <table:table-cell table:style-name="ce5" office:value-type="float" office:value="1.58940601349">
            <text:p>1.589</text:p>
          </table:table-cell>
          <table:table-cell table:style-name="ce9" office:value-type="float" office:value="1.01650619507">
            <text:p>1.017</text:p>
          </table:table-cell>
          <table:table-cell table:number-columns-repeated="1017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5" office:value-type="float" office:value="2.16925597191">
            <text:p>2.169</text:p>
          </table:table-cell>
          <table:table-cell table:style-name="ce5" office:value-type="float" office:value="2.71575593948">
            <text:p>2.716</text:p>
          </table:table-cell>
          <table:table-cell table:style-name="ce5" office:value-type="float" office:value="3.67211079597">
            <text:p>3.672</text:p>
          </table:table-cell>
          <table:table-cell table:style-name="ce5" office:value-type="float" office:value="2.62479090691">
            <text:p>2.625</text:p>
          </table:table-cell>
          <table:table-cell table:style-name="ce9" office:value-type="float" office:value="1.70252084732">
            <text:p>1.703</text:p>
          </table:table-cell>
          <table:table-cell table:number-columns-repeated="1017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5" office:value-type="float" office:value="3.23010611534">
            <text:p>3.230</text:p>
          </table:table-cell>
          <table:table-cell table:style-name="ce5" office:value-type="float" office:value="4.22123885155">
            <text:p>4.221</text:p>
          </table:table-cell>
          <table:table-cell table:style-name="ce5" office:value-type="float" office:value="5.55192303658">
            <text:p>5.552</text:p>
          </table:table-cell>
          <table:table-cell table:style-name="ce5" office:value-type="float" office:value="3.94606280327">
            <text:p>3.946</text:p>
          </table:table-cell>
          <table:table-cell table:style-name="ce9" office:value-type="float" office:value="2.62211608887">
            <text:p>2.622</text:p>
          </table:table-cell>
          <table:table-cell table:number-columns-repeated="1017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5" office:value-type="float" office:value="4.55417895317">
            <text:p>4.554</text:p>
          </table:table-cell>
          <table:table-cell table:style-name="ce5" office:value-type="float" office:value="5.86807203293">
            <text:p>5.868</text:p>
          </table:table-cell>
          <table:table-cell table:style-name="ce5" office:value-type="float" office:value="7.86740899086">
            <text:p>7.867</text:p>
          </table:table-cell>
          <table:table-cell table:style-name="ce5" office:value-type="float" office:value="5.55397796631">
            <text:p>5.554</text:p>
          </table:table-cell>
          <table:table-cell table:style-name="ce9" office:value-type="float" office:value="3.67765688896">
            <text:p>3.678</text:p>
          </table:table-cell>
          <table:table-cell table:number-columns-repeated="1017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5" office:value-type="float" office:value="6.07686901093">
            <text:p>6.077</text:p>
          </table:table-cell>
          <table:table-cell table:style-name="ce5" office:value-type="float" office:value="7.74060606956">
            <text:p>7.741</text:p>
          </table:table-cell>
          <table:table-cell table:style-name="ce5" office:value-type="float" office:value="10.502933979">
            <text:p>10.503</text:p>
          </table:table-cell>
          <table:table-cell table:style-name="ce5" office:value-type="float" office:value="7.54644083977">
            <text:p>7.546</text:p>
          </table:table-cell>
          <table:table-cell table:style-name="ce9" office:value-type="float" office:value="4.95296478271">
            <text:p>4.953</text:p>
          </table:table-cell>
          <table:table-cell table:number-columns-repeated="1017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5" office:value-type="float" office:value="7.80679702759">
            <text:p>7.807</text:p>
          </table:table-cell>
          <table:table-cell table:style-name="ce5" office:value-type="float" office:value="10.0189199448">
            <text:p>10.019</text:p>
          </table:table-cell>
          <table:table-cell table:style-name="ce5" office:value-type="float" office:value="13.5244431496">
            <text:p>13.524</text:p>
          </table:table-cell>
          <table:table-cell table:style-name="ce5" office:value-type="float" office:value="9.64142608643">
            <text:p>9.641</text:p>
          </table:table-cell>
          <table:table-cell table:style-name="ce9" office:value-type="float" office:value="6.5126709938">
            <text:p>6.513</text:p>
          </table:table-cell>
          <table:table-cell table:number-columns-repeated="1017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5" office:value-type="float" office:value="9.79968690872">
            <text:p>9.800</text:p>
          </table:table-cell>
          <table:table-cell table:style-name="ce5" office:value-type="float" office:value="12.9648079872">
            <text:p>12.965</text:p>
          </table:table-cell>
          <table:table-cell table:style-name="ce5" office:value-type="float" office:value="17.1377210617">
            <text:p>17.138</text:p>
          </table:table-cell>
          <table:table-cell table:style-name="ce5" office:value-type="float" office:value="12.0087618828">
            <text:p>12.009</text:p>
          </table:table-cell>
          <table:table-cell table:style-name="ce9" office:value-type="float" office:value="8.15705299377">
            <text:p>8.157</text:p>
          </table:table-cell>
          <table:table-cell table:number-columns-repeated="1017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6" office:value-type="float" office:value="12.1279199123">
            <text:p>12.128</text:p>
          </table:table-cell>
          <table:table-cell table:style-name="ce6" office:value-type="float" office:value="16.2170810699">
            <text:p>16.217</text:p>
          </table:table-cell>
          <table:table-cell table:style-name="ce6" office:value-type="float" office:value="21.1971411705">
            <text:p>21.197</text:p>
          </table:table-cell>
          <table:table-cell table:style-name="ce6" office:value-type="float" office:value="15.0743210316">
            <text:p>15.074</text:p>
          </table:table-cell>
          <table:table-cell table:style-name="ce10" office:value-type="float" office:value="9.96823191643">
            <text:p>9.968</text:p>
          </table:table-cell>
          <table:table-cell table:number-columns-repeated="1017"/>
        </table:table-row>
        <table:table-row table:style-name="ro1" table:number-rows-repeated="104856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Graph" table:style-name="ta1" table:print-ranges="Graph.A1:Graph.A1">
        <table:table-column table:style-name="co8" table:default-cell-style-name="Default"/>
        <table:table-row table:style-name="ro2">
          <table:table-cell>
            <draw:frame table:end-cell-address="Graph.B2" table:end-x="0.057cm" table:end-y="0.057cm" draw:z-index="0" draw:style-name="gr1" draw:text-style-name="P1" svg:width="15cm" svg:height="15cm" svg:x="0.001cm" svg:y="0.001cm">
              <draw:object draw:notify-on-update-of-ranges="Table.A2:Table.A11 Table.B1:Table.B1 Table.B2:Table.B11 Table.C1:Table.C1 Table.C2:Table.C11 Table.D1:Table.D1 Table.D2:Table.D11 Table.E1:Table.E1 Table.E2:Table.E11 Table.F1:Table.F1 Table.F2:Table.F1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5116" number:language="en" number:country="US">
      <number:number number:decimal-places="3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table-centering="horizontal" style:writing-mode="lr-tb">
        <style:background-image/>
      </style:page-layout-properties>
      <style:header-style>
        <style:header-footer-properties fo:min-height="1.101cm" fo:margin-left="0cm" fo:margin-right="0cm" fo:margin-bottom="1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font-name="Arial" fo:font-size="10pt" style:font-name-asian="Arial" style:font-size-asian="10pt" style:font-name-complex="Arial" style:font-size-complex="10pt"/>
    </style:style>
    <style:style style:name="MT2" style:family="text">
      <style:text-properties style:font-name="Tahoma1" fo:font-size="10pt" style:font-name-asian="Tahoma1" style:font-size-asian="10pt" style:font-name-complex="Tahoma1" style:font-size-complex="10pt"/>
    </style:style>
  </office:automatic-styles>
  <office:master-styles>
    <style:master-page style:name="Default" style:page-layout-name="Mpm1">
      <style:header>
        <text:p><text:span text:style-name="MT1">ECoXiPy Peformance Test </text:span><text:span text:style-name="MT2">Results -</text:span> 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6">06.05.2013</text:date>, <text:time>00:01:4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06T00:01:41</dc:date>
    <dc:creator>Michael Pohl</dc:creator>
    <meta:generator>OpenOffice.org/3.4$Unix OpenOffice.org_project/340m1$Build-9590</meta:generator>
    <meta:editing-duration>PT2H7S</meta:editing-duration>
    <meta:editing-cycles>19</meta:editing-cycles>
    <meta:keyword>Python</meta:keyword>
    <meta:keyword>XML</meta:keyword>
    <meta:keyword>Performance</meta:keyword>
    <dc:title>ECoXiPy Peformance Test Results</dc:title>
    <meta:document-statistic meta:table-count="2" meta:cell-count="6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5116" number:language="en" number:country="US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511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5116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5116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5116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5116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5116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001cm" svg:height="15.001cm" xlink:href=".." xlink:type="simple" chart:class="chart:line" chart:style-name="ch1">
        <chart:legend chart:legend-position="bottom" svg:x="0.718cm" svg:y="13.756cm" style:legend-expansion="wide" chart:style-name="ch2"/>
        <chart:plot-area chart:style-name="ch3" table:cell-range-address="Table.A2:Table.F11 Table.B1:Table.F1" chart:data-source-has-labels="both" svg:x="1.298cm" svg:y="1.335cm" svg:width="13.103cm" svg:height="11.153cm">
          <chartooo:coordinate-region svg:x="2.618cm" svg:y="1.525cm" svg:width="11.582cm" svg:height="10.334cm"/>
          <chart:axis chart:dimension="x" chart:name="primary-x" chart:style-name="ch4" chartooo:axis-type="auto">
            <chartooo:date-scale/>
            <chart:title svg:x="4.238cm" svg:y="12.789cm" chart:style-name="ch5">
              <text:p>Data Count (exponentially growing document size)</text:p>
            </chart:title>
            <chart:categories table:cell-range-address="Table.A2:Table.A11"/>
            <chart:grid chart:style-name="ch6" chart:class="major"/>
          </chart:axis>
          <chart:axis chart:dimension="y" chart:name="primary-y" chart:style-name="ch7">
            <chart:title svg:x="0.451cm" svg:y="9.419cm" chart:style-name="ch8">
              <text:p>Document Building Time [seconds]</text:p>
            </chart:title>
            <chart:grid chart:style-name="ch6" chart:class="major"/>
          </chart:axis>
          <chart:series chart:style-name="ch9" chart:values-cell-range-address="Table.B2:Table.B11" chart:label-cell-address="Table.B1:Table.B1" chart:class="chart:line">
            <chart:data-point chart:repeated="10"/>
          </chart:series>
          <chart:series chart:style-name="ch10" chart:values-cell-range-address="Table.C2:Table.C11" chart:label-cell-address="Table.C1:Table.C1" chart:class="chart:line">
            <chart:data-point chart:repeated="10"/>
          </chart:series>
          <chart:series chart:style-name="ch11" chart:values-cell-range-address="Table.D2:Table.D11" chart:label-cell-address="Table.D1:Table.D1" chart:class="chart:line">
            <chart:data-point chart:repeated="10"/>
          </chart:series>
          <chart:series chart:style-name="ch12" chart:values-cell-range-address="Table.E2:Table.E11" chart:label-cell-address="Table.E1:Table.E1" chart:class="chart:line">
            <chart:data-point chart:repeated="10"/>
          </chart:series>
          <chart:series chart:style-name="ch13" chart:values-cell-range-address="Table.F2:Table.F11" chart:label-cell-address="Table.F1:Table.F1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ml.sax</text:p>
                <draw:g>
                  <svg:desc>Table.B1:Table.B1</svg:desc>
                </draw:g>
              </table:table-cell>
              <table:table-cell office:value-type="string">
                <text:p>xml.dom.minidom</text:p>
                <draw:g>
                  <svg:desc>Table.C1:Table.C1</svg:desc>
                </draw:g>
              </table:table-cell>
              <table:table-cell office:value-type="string">
                <text:p>ecoxipy.dom_output</text:p>
                <draw:g>
                  <svg:desc>Table.D1:Table.D1</svg:desc>
                </draw:g>
              </table:table-cell>
              <table:table-cell office:value-type="string">
                <text:p>ecoxipy.element_output</text:p>
                <draw:g>
                  <svg:desc>Table.E1:Table.E1</svg:desc>
                </draw:g>
              </table:table-cell>
              <table:table-cell office:value-type="string">
                <text:p>ecoxipy.string_output</text:p>
                <draw:g>
                  <svg:desc>Table.F1:Table.F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Table.A2:Table.A11</svg:desc>
                </draw:g>
              </table:table-cell>
              <table:table-cell office:value-type="float" office:value="0.314072132111">
                <text:p>0.314072132111</text:p>
                <draw:g>
                  <svg:desc>Table.B2:Table.B11</svg:desc>
                </draw:g>
              </table:table-cell>
              <table:table-cell office:value-type="float" office:value="0.359441041946">
                <text:p>0.359441041946</text:p>
                <draw:g>
                  <svg:desc>Table.C2:Table.C11</svg:desc>
                </draw:g>
              </table:table-cell>
              <table:table-cell office:value-type="float" office:value="0.505175113678">
                <text:p>0.505175113678</text:p>
                <draw:g>
                  <svg:desc>Table.D2:Table.D11</svg:desc>
                </draw:g>
              </table:table-cell>
              <table:table-cell office:value-type="float" office:value="0.354291915894">
                <text:p>0.354291915894</text:p>
                <draw:g>
                  <svg:desc>Table.E2:Table.E11</svg:desc>
                </draw:g>
              </table:table-cell>
              <table:table-cell office:value-type="float" office:value="0.188066959381">
                <text:p>0.188066959381</text:p>
                <draw:g>
                  <svg:desc>Table.F2:Table.F11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728629112244">
                <text:p>0.728629112244</text:p>
              </table:table-cell>
              <table:table-cell office:value-type="float" office:value="0.913552045822">
                <text:p>0.913552045822</text:p>
              </table:table-cell>
              <table:table-cell office:value-type="float" office:value="1.30577707291">
                <text:p>1.30577707291</text:p>
              </table:table-cell>
              <table:table-cell office:value-type="float" office:value="0.829805850983">
                <text:p>0.829805850983</text:p>
              </table:table-cell>
              <table:table-cell office:value-type="float" office:value="0.505238056183">
                <text:p>0.50523805618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3226339817">
                <text:p>1.3226339817</text:p>
              </table:table-cell>
              <table:table-cell office:value-type="float" office:value="1.65267395973">
                <text:p>1.65267395973</text:p>
              </table:table-cell>
              <table:table-cell office:value-type="float" office:value="2.23501491547">
                <text:p>2.23501491547</text:p>
              </table:table-cell>
              <table:table-cell office:value-type="float" office:value="1.58940601349">
                <text:p>1.58940601349</text:p>
              </table:table-cell>
              <table:table-cell office:value-type="float" office:value="1.01650619507">
                <text:p>1.0165061950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16925597191">
                <text:p>2.16925597191</text:p>
              </table:table-cell>
              <table:table-cell office:value-type="float" office:value="2.71575593948">
                <text:p>2.71575593948</text:p>
              </table:table-cell>
              <table:table-cell office:value-type="float" office:value="3.67211079597">
                <text:p>3.67211079597</text:p>
              </table:table-cell>
              <table:table-cell office:value-type="float" office:value="2.62479090691">
                <text:p>2.62479090691</text:p>
              </table:table-cell>
              <table:table-cell office:value-type="float" office:value="1.70252084732">
                <text:p>1.7025208473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23010611534">
                <text:p>3.23010611534</text:p>
              </table:table-cell>
              <table:table-cell office:value-type="float" office:value="4.22123885155">
                <text:p>4.22123885155</text:p>
              </table:table-cell>
              <table:table-cell office:value-type="float" office:value="5.55192303658">
                <text:p>5.55192303658</text:p>
              </table:table-cell>
              <table:table-cell office:value-type="float" office:value="3.94606280327">
                <text:p>3.94606280327</text:p>
              </table:table-cell>
              <table:table-cell office:value-type="float" office:value="2.62211608887">
                <text:p>2.6221160888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.55417895317">
                <text:p>4.55417895317</text:p>
              </table:table-cell>
              <table:table-cell office:value-type="float" office:value="5.86807203293">
                <text:p>5.86807203293</text:p>
              </table:table-cell>
              <table:table-cell office:value-type="float" office:value="7.86740899086">
                <text:p>7.86740899086</text:p>
              </table:table-cell>
              <table:table-cell office:value-type="float" office:value="5.55397796631">
                <text:p>5.55397796631</text:p>
              </table:table-cell>
              <table:table-cell office:value-type="float" office:value="3.67765688896">
                <text:p>3.6776568889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6.07686901093">
                <text:p>6.07686901093</text:p>
              </table:table-cell>
              <table:table-cell office:value-type="float" office:value="7.74060606956">
                <text:p>7.74060606956</text:p>
              </table:table-cell>
              <table:table-cell office:value-type="float" office:value="10.502933979">
                <text:p>10.502933979</text:p>
              </table:table-cell>
              <table:table-cell office:value-type="float" office:value="7.54644083977">
                <text:p>7.54644083977</text:p>
              </table:table-cell>
              <table:table-cell office:value-type="float" office:value="4.95296478271">
                <text:p>4.9529647827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7.80679702759">
                <text:p>7.80679702759</text:p>
              </table:table-cell>
              <table:table-cell office:value-type="float" office:value="10.0189199448">
                <text:p>10.0189199448</text:p>
              </table:table-cell>
              <table:table-cell office:value-type="float" office:value="13.5244431496">
                <text:p>13.5244431496</text:p>
              </table:table-cell>
              <table:table-cell office:value-type="float" office:value="9.64142608643">
                <text:p>9.64142608643</text:p>
              </table:table-cell>
              <table:table-cell office:value-type="float" office:value="6.5126709938">
                <text:p>6.512670993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9.79968690872">
                <text:p>9.79968690872</text:p>
              </table:table-cell>
              <table:table-cell office:value-type="float" office:value="12.9648079872">
                <text:p>12.9648079872</text:p>
              </table:table-cell>
              <table:table-cell office:value-type="float" office:value="17.1377210617">
                <text:p>17.1377210617</text:p>
              </table:table-cell>
              <table:table-cell office:value-type="float" office:value="12.0087618828">
                <text:p>12.0087618828</text:p>
              </table:table-cell>
              <table:table-cell office:value-type="float" office:value="8.15705299377">
                <text:p>8.1570529937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2.1279199123">
                <text:p>12.1279199123</text:p>
              </table:table-cell>
              <table:table-cell office:value-type="float" office:value="16.2170810699">
                <text:p>16.2170810699</text:p>
              </table:table-cell>
              <table:table-cell office:value-type="float" office:value="21.1971411705">
                <text:p>21.1971411705</text:p>
              </table:table-cell>
              <table:table-cell office:value-type="float" office:value="15.0743210316">
                <text:p>15.0743210316</text:p>
              </table:table-cell>
              <table:table-cell office:value-type="float" office:value="9.96823191643">
                <text:p>9.968231916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Unix OpenOffice.org_project/340m1$Build-95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